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Verdana" svg:font-family="Verdana,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5bf" officeooo:paragraph-rsid="001545bf"/>
    </style:style>
    <style:style style:name="P2" style:family="paragraph" style:parent-style-name="Standard">
      <style:text-properties style:text-position="0% 100%" officeooo:rsid="001545bf" officeooo:paragraph-rsid="001545bf"/>
    </style:style>
    <style:style style:name="P3" style:family="paragraph" style:parent-style-name="Standard">
      <style:text-properties style:text-position="0% 100%" officeooo:rsid="001cd705" officeooo:paragraph-rsid="001cd705"/>
    </style:style>
    <style:style style:name="P4" style:family="paragraph" style:parent-style-name="Standard">
      <style:text-properties style:text-position="0% 100%" officeooo:rsid="001d18ce" officeooo:paragraph-rsid="001d18ce"/>
    </style:style>
    <style:style style:name="P5" style:family="paragraph" style:parent-style-name="Standard">
      <style:text-properties style:text-position="0% 100%" officeooo:rsid="001d18ce" officeooo:paragraph-rsid="001ec6db"/>
    </style:style>
    <style:style style:name="P6" style:family="paragraph" style:parent-style-name="Standard">
      <style:text-properties style:text-position="0% 100%" officeooo:rsid="001e4007" officeooo:paragraph-rsid="001e4007"/>
    </style:style>
    <style:style style:name="P7" style:family="paragraph" style:parent-style-name="Standard">
      <style:text-properties style:text-position="0% 100%" officeooo:rsid="001ec6db" officeooo:paragraph-rsid="001ec6db"/>
    </style:style>
    <style:style style:name="P8" style:family="paragraph" style:parent-style-name="Standard">
      <style:text-properties style:text-position="0% 100%" officeooo:rsid="00203f61" officeooo:paragraph-rsid="00203f61"/>
    </style:style>
    <style:style style:name="P9" style:family="paragraph" style:parent-style-name="Standard">
      <style:text-properties style:text-position="0% 100%" officeooo:rsid="0021c08c" officeooo:paragraph-rsid="0021c08c"/>
    </style:style>
    <style:style style:name="P10" style:family="paragraph" style:parent-style-name="Standard">
      <style:text-properties style:text-position="0% 100%" officeooo:rsid="0022ec9a" officeooo:paragraph-rsid="0022ec9a"/>
    </style:style>
    <style:style style:name="P11" style:family="paragraph" style:parent-style-name="Standard">
      <style:text-properties style:text-position="0% 100%" officeooo:rsid="0022ec9a" officeooo:paragraph-rsid="00253f58"/>
    </style:style>
    <style:style style:name="P12" style:family="paragraph" style:parent-style-name="Standard">
      <style:text-properties style:text-position="0% 100%" officeooo:rsid="00262ba5" officeooo:paragraph-rsid="00262ba5"/>
    </style:style>
    <style:style style:name="P13" style:family="paragraph" style:parent-style-name="Standard">
      <style:text-properties style:text-position="0% 100%" officeooo:rsid="0026635f" officeooo:paragraph-rsid="0026635f"/>
    </style:style>
    <style:style style:name="P14" style:family="paragraph" style:parent-style-name="Standard">
      <style:text-properties style:text-position="0% 100%" officeooo:rsid="0026635f" officeooo:paragraph-rsid="002950d9"/>
    </style:style>
    <style:style style:name="P15" style:family="paragraph" style:parent-style-name="Standard">
      <style:text-properties style:text-position="0% 100%" officeooo:rsid="0029b41b" officeooo:paragraph-rsid="0029b41b"/>
    </style:style>
    <style:style style:name="P16" style:family="paragraph" style:parent-style-name="Standard">
      <style:text-properties style:text-position="0% 100%" officeooo:rsid="002b9be1" officeooo:paragraph-rsid="002b9be1"/>
    </style:style>
    <style:style style:name="P17" style:family="paragraph" style:parent-style-name="Standard">
      <style:text-properties style:text-position="0% 100%" officeooo:rsid="002bb747" officeooo:paragraph-rsid="002bb747"/>
    </style:style>
    <style:style style:name="P18" style:family="paragraph" style:parent-style-name="Standard">
      <style:text-properties style:text-position="0% 100%" officeooo:rsid="002c6318" officeooo:paragraph-rsid="002c6318"/>
    </style:style>
    <style:style style:name="P19" style:family="paragraph" style:parent-style-name="Standard">
      <style:text-properties style:text-position="0% 100%" officeooo:rsid="002e3583" officeooo:paragraph-rsid="002e3583"/>
    </style:style>
    <style:style style:name="P20" style:family="paragraph" style:parent-style-name="Standard">
      <style:text-properties style:text-position="0% 100%" officeooo:rsid="0031f4e6" officeooo:paragraph-rsid="0031f4e6"/>
    </style:style>
    <style:style style:name="P21" style:family="paragraph" style:parent-style-name="Standard">
      <style:text-properties style:text-position="0% 100%" officeooo:rsid="0032f0f5" officeooo:paragraph-rsid="0032f0f5"/>
    </style:style>
    <style:style style:name="P22" style:family="paragraph" style:parent-style-name="Standard">
      <style:text-properties style:text-position="0% 100%" officeooo:rsid="0034f0ed" officeooo:paragraph-rsid="0034f0ed"/>
    </style:style>
    <style:style style:name="P23" style:family="paragraph" style:parent-style-name="Standard">
      <style:text-properties style:text-position="0% 100%" officeooo:rsid="0036ef8b" officeooo:paragraph-rsid="0029b41b"/>
    </style:style>
    <style:style style:name="P24" style:family="paragraph" style:parent-style-name="Standard">
      <style:text-properties style:text-position="0% 100%" officeooo:rsid="0036ef8b" officeooo:paragraph-rsid="0036ef8b"/>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9735e"/>
    </style:style>
    <style:style style:name="T4" style:family="text">
      <style:text-properties officeooo:rsid="001d18ce"/>
    </style:style>
    <style:style style:name="T5" style:family="text">
      <style:text-properties officeooo:rsid="001e4007"/>
    </style:style>
    <style:style style:name="T6" style:family="text">
      <style:text-properties officeooo:rsid="00235634"/>
    </style:style>
    <style:style style:name="T7" style:family="text">
      <style:text-properties officeooo:rsid="00253f58"/>
    </style:style>
    <style:style style:name="T8" style:family="text">
      <style:text-properties officeooo:rsid="002b9be1"/>
    </style:style>
    <style:style style:name="T9" style:family="text">
      <style:text-properties officeooo:rsid="002bb747"/>
    </style:style>
    <style:style style:name="T10" style:family="text">
      <style:text-properties officeooo:rsid="002fd45f"/>
    </style:style>
    <style:style style:name="T11" style:family="text">
      <style:text-properties officeooo:rsid="00300e8b"/>
    </style:style>
    <style:style style:name="T12" style:family="text">
      <style:text-properties officeooo:rsid="003308ff"/>
    </style:style>
    <style:style style:name="T13" style:family="text">
      <style:text-properties officeooo:rsid="0038a0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neth Tran</text:p>
      <text:p text:style-name="P1">CS3363</text:p>
      <text:p text:style-name="P1">HW 7</text:p>
      <text:p text:style-name="P1"/>
      <text:p text:style-name="P1">Chapter 7</text:p>
      <text:p text:style-name="P1">Problem set</text:p>
      <text:p text:style-name="P1"/>
      <text:p text:style-name="P1">7) When we use add operator to combined strings. Such as “abc” + “xyz” = “abcxyz” and “xyz” + “abc” = “xyzabc”. These example are obviously not commutative.</text:p>
      <text:p text:style-name="P1"/>
      <text:p text:style-name="P1">9)</text:p>
      <text:p text:style-name="P1">a. <text:s/>a * b – 1 + c</text:p>
      <text:p text:style-name="P1">the order of evaluation of above expression would be (((a * b)<text:span text:style-name="T1">1</text:span> – 1)<text:span text:style-name="T1">2</text:span> + c)<text:span text:style-name="T1">3</text:span></text:p>
      <text:p text:style-name="P1"><text:span text:style-name="T1"/></text:p>
      <text:p text:style-name="P2">c. (a – b) / c &amp; (d * e / a – 3)</text:p>
      <text:p text:style-name="P2"/>
      <text:p text:style-name="P2">(((a – b)<text:span text:style-name="T1">1</text:span> / c)<text:span text:style-name="T1">2</text:span> &amp; (((d * e)<text:span text:style-name="T1">3 </text:span>/ a)<text:span text:style-name="T1">4</text:span> – 3)<text:span text:style-name="T1">5</text:span>)<text:span text:style-name="T1">6</text:span></text:p>
      <text:p text:style-name="P2"><text:span text:style-name="T1"/></text:p>
      <text:p text:style-name="P2">e. a &gt; b <text:span text:style-name="T2">xor</text:span> c <text:span text:style-name="T2">or</text:span> d &lt;= 17</text:p>
      <text:p text:style-name="P2"/>
      <text:p text:style-name="P2">((a &gt; b)<text:span text:style-name="T1">1</text:span> <text:span text:style-name="T2">xor</text:span> (c <text:span text:style-name="T2">or</text:span> (d &lt;= 17)<text:span text:style-name="T1">2</text:span>)<text:span text:style-name="T1">3</text:span><text:span text:style-name="T3">)</text:span><text:span text:style-name="T1">4</text:span></text:p>
      <text:p text:style-name="P2"><text:span text:style-name="T1"/></text:p>
      <text:p text:style-name="P3">13)</text:p>
      <text:p text:style-name="P4">a. if the operands evaluated left to right in the expressions:</text:p>
      <text:p text:style-name="P4">the function changes the value of variable passed to it by reference. If the operands in the expression are evaluated left to right than value of sum1 <text:span text:style-name="T5">and sum2 will be:</text:span></text:p>
      <text:p text:style-name="P6">sum1=(5+41)=46</text:p>
      <text:p text:style-name="P6">sum2=(41+7)=48</text:p>
      <text:p text:style-name="P6"/>
      <text:p text:style-name="P7">b. <text:span text:style-name="T4">if the operands evaluated </text:span>right<text:span text:style-name="T4"> to </text:span>left<text:span text:style-name="T4"> in the expressions:</text:span></text:p>
      <text:p text:style-name="P5">the function changes the value of variable passed to it by reference. If the operands in the expression are evaluated left to right than value of sum1 <text:span text:style-name="T5">and sum2 will be:</text:span></text:p>
      <text:p text:style-name="P8">sum1=(41+7)=48</text:p>
      <text:p text:style-name="P8">sum2=(5+41)=46</text:p>
      <text:p text:style-name="P8"/>
      <text:p text:style-name="P9">15) All functions in C are subprograms and each of them return only one <text:span text:style-name="T6">value. To</text:span> return more that one value, we have to use parameters and if the parameters are pointers it may change the value of variables. Another problem is if the function changes the value of a global variable, it may affect the whole program.</text:p>
      <text:p text:style-name="P9"/>
      <text:p text:style-name="P11">19)</text:p>
      <text:p text:style-name="P11">a. operands are evaluated left to right: <text:span text:style-name="T7">x=</text:span> <text:span text:style-name="T7">3+4=</text:span>7</text:p>
      <text:p text:style-name="P10"/>
      <text:p text:style-name="P10">b. operands are evaluated right to left: <text:span text:style-name="T7">x=8+4=</text:span>12</text:p>
      <text:p text:style-name="P10"/>
      <text:p text:style-name="P10">20) Java specify that operands in expressions are all evaluated in left-to-right order because Java is an associative language because associative in common language is evaluated from left to right.</text:p>
      <text:p text:style-name="P10"/>
      <text:p text:style-name="P10"/>
      <text:p text:style-name="P12"><text:soft-page-break/>Chapter 8</text:p>
      <text:p text:style-name="P12"/>
      <text:p text:style-name="P12">1)</text:p>
      <text:p text:style-name="P12">Three situations in which a combined counting and logical control loops are:</text:p>
      <text:p text:style-name="P12">a. A list of values is to be added to a SUM, but the loop is to be exited if SUM exceeds some prescribed value.</text:p>
      <text:p text:style-name="P12">b. A list of values is to be read into an array, where the reading is to terminate when either a prescribed number of values have been read or some special value is found in the list.</text:p>
      <text:p text:style-name="P12">c. The values stored in a linked list are to be moved to an array, where values are to be moved until the end of the linked list is found or the array is filled, whichever comes first.</text:p>
      <text:p text:style-name="P12"/>
      <text:p text:style-name="P14">4)</text:p>
      <text:p text:style-name="P14">Unique closing keywords on compound statements have the advantage of readability and the disadvantage of complicating the language by increasing the number of keywords.</text:p>
      <text:p text:style-name="P13"/>
      <text:p text:style-name="P13">9) The primary argument for using Boolean expressions exclusively as control expressions is the reliability that results from disallowing a wide range of types for this use. In C, for example, an expression of any type can appear as a control expression, so typing errors that result in references to variables of incorrect types are not detected by the compiler as errors. No, it would not be a good idea. Although this custom precedence sounds like increasing flexibility, requiring parentheses to show a custom precedence would impact in readability and writ<text:span text:style-name="T8">a</text:span>bility of a program.</text:p>
      <text:p text:style-name="P13"/>
      <text:p text:style-name="P15">Programming Exercises</text:p>
      <text:p text:style-name="P15"/>
      <text:p text:style-name="P15">1)</text:p>
      <text:p text:style-name="P16">a. Java</text:p>
      <text:p text:style-name="P16">for (k=<text:span text:style-name="T9">((j+13)/27) + 1); k&lt;=10; k++)</text:span></text:p>
      <text:p text:style-name="P17">{</text:p>
      <text:p text:style-name="P17"><text:tab/>i = 3*k-1;</text:p>
      <text:p text:style-name="P17">}</text:p>
      <text:p text:style-name="P17"/>
      <text:p text:style-name="P21">C:</text:p>
      <text:p text:style-name="P21">k = (j + 13) / 27;</text:p>
      <text:p text:style-name="P21">while(k &lt;= 10)</text:p>
      <text:p text:style-name="P21">{</text:p>
      <text:p text:style-name="P21"><text:s text:c="4"/>k++;</text:p>
      <text:p text:style-name="P21"><text:s text:c="4"/>i = 3 * k - 1;</text:p>
      <text:p text:style-name="P21">}</text:p>
      <text:p text:style-name="P17"/>
      <text:p text:style-name="P17"/>
      <text:p text:style-name="P18"><text:span text:style-name="T10">b. </text:span>Python:</text:p>
      <text:p text:style-name="P18">tmp=range((((j+13)/27)+1), 11)</text:p>
      <text:p text:style-name="P18">for k in tmp</text:p>
      <text:p text:style-name="P18"><text:span text:style-name="T12">i</text:span> = 3 * k -1</text:p>
      <text:p text:style-name="P18"/>
      <text:p text:style-name="P19"><text:span text:style-name="T11">c</text:span>. <text:span text:style-name="T11">Ruby</text:span></text:p>
      <text:p text:style-name="P20">for k in (((j+13)/27)+1) .. 10 do</text:p>
      <text:p text:style-name="P20">i=3 * k – 1</text:p>
      <text:p text:style-name="P20">end</text:p>
      <text:p text:style-name="P15"><text:soft-page-break/>3)</text:p>
      <text:p text:style-name="P22">a. java</text:p>
      <text:p text:style-name="P22"/>
      <text:p text:style-name="P22">switch (k){</text:p>
      <text:p text:style-name="P22"><text:s/>case 1:</text:p>
      <text:p text:style-name="P22"><text:s/>case 2: j = 2 * k – 1; break;</text:p>
      <text:p text:style-name="P22"><text:s/>case 3:</text:p>
      <text:p text:style-name="P22"><text:s/>case 5: j = 3 * k + 1; break;</text:p>
      <text:p text:style-name="P22"><text:s/>case 4: j = 4 * k - 1; break;</text:p>
      <text:p text:style-name="P22"><text:s/>case 6:</text:p>
      <text:p text:style-name="P22"><text:s/>case 7:</text:p>
      <text:p text:style-name="P22"><text:s/>case 8: j = k - 2 ; break;</text:p>
      <text:p text:style-name="P22"><text:s/>default: System.out.println("invalid input");</text:p>
      <text:p text:style-name="P22">} //end switch</text:p>
      <text:p text:style-name="P23"/>
      <text:p text:style-name="P24">d. Python</text:p>
      <text:p text:style-name="P24">if k == 1 or k == 2:</text:p>
      <text:p text:style-name="P24"><text:s text:c="3"/>j = 2 * k - 1</text:p>
      <text:p text:style-name="P24">elif k == 3 or k == 5:</text:p>
      <text:p text:style-name="P24"><text:s text:c="3"/>j = 3 * k + 1</text:p>
      <text:p text:style-name="P24">elif k == 4:</text:p>
      <text:p text:style-name="P24"><text:s text:c="3"/>j = 4 * k - 1</text:p>
      <text:p text:style-name="P24">elif k == 6 or k == 7 or k == 8:</text:p>
      <text:p text:style-name="P24"><text:s text:c="3"/>j = k - 2</text:p>
      <text:p text:style-name="P24"><text:s text:c="2"/></text:p>
      <text:p text:style-name="P24">e. Ruby</text:p>
      <text:p text:style-name="P24">case k</text:p>
      <text:p text:style-name="P24"><text:s text:c="3"/>when 1..2</text:p>
      <text:p text:style-name="P24"><text:s text:c="7"/>j = 2 * k - 1</text:p>
      <text:p text:style-name="P24"><text:s text:c="3"/>when 3, 5</text:p>
      <text:p text:style-name="P24"><text:s text:c="7"/>j = 3 * k + 1</text:p>
      <text:p text:style-name="P24"><text:s text:c="3"/>when 4</text:p>
      <text:p text:style-name="P24"><text:s text:c="7"/>j = 4 * k - 1</text:p>
      <text:p text:style-name="P24"><text:s text:c="3"/>when 6..8</text:p>
      <text:p text:style-name="P24"><text:s text:c="7"/>j = k - 2</text:p>
      <text:p text:style-name="P24">end</text:p>
      <text:p text:style-name="P24"/>
      <text:p text:style-name="P24"/>
      <text:p text:style-name="P15">4)</text:p>
      <text:p text:style-name="P15">j = -<text:span text:style-name="T13">3</text:span>;</text:p>
      <text:p text:style-name="P15">for (i = 0; i &lt; 3; i++) {</text:p>
      <text:p text:style-name="P15"><text:tab/>int temp = j + 2;</text:p>
      <text:p text:style-name="P15"><text:tab/>if (temp == 2) j;</text:p>
      <text:p text:style-name="P15"><text:tab/>else if (temp == 0) j += 2;</text:p>
      <text:p text:style-name="P15"><text:tab/>else if (temp != 3) j = 0;</text:p>
      <text:p text:style-name="P15"><text:tab/>if (j &lt;= 0) j = 3 – i;</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Verdana" svg:font-family="Verdana,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34:24.188000000</meta:creation-date>
    <dc:date>2018-11-25T21:48:12.483000000</dc:date>
    <meta:editing-duration>PT3H33M14S</meta:editing-duration>
    <meta:editing-cycles>32</meta:editing-cycles>
    <meta:generator>LibreOffice/6.0.5.2$Windows_X86_64 LibreOffice_project/54c8cbb85f300ac59db32fe8a675ff7683cd5a16</meta:generator>
    <meta:document-statistic meta:table-count="0" meta:image-count="0" meta:object-count="0" meta:page-count="3" meta:paragraph-count="101" meta:word-count="802" meta:character-count="3808" meta:non-whitespace-character-count="3019"/>
  </office:meta>
</office:document-meta>
</file>